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2025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37632" calcext:value-type="float">
            <text:p>-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2025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85104" calcext:value-type="float">
            <text:p>-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2024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19216" calcext:value-type="float">
            <text:p>-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2024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44312" calcext:value-type="float">
            <text:p>-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2023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102" calcext:value-type="float">
            <text:p>-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2023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55208" calcext:value-type="float">
            <text:p>-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2023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19216" calcext:value-type="float">
            <text:p>-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2023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50992" calcext:value-type="float">
            <text:p>-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2022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19216" calcext:value-type="float">
            <text:p>-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2022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71744" calcext:value-type="float">
            <text:p>-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2021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06568" calcext:value-type="float">
            <text:p>-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2021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72328" calcext:value-type="float">
            <text:p>-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2021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1688" calcext:value-type="float">
            <text:p>-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2021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86984" calcext:value-type="float">
            <text:p>-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2020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74208" calcext:value-type="float">
            <text:p>-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2020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15" calcext:value-type="float">
            <text:p>-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2020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59552" calcext:value-type="float">
            <text:p>-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2019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48656" calcext:value-type="float">
            <text:p>-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2019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33872" calcext:value-type="float">
            <text:p>-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2019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7596" calcext:value-type="float">
            <text:p>-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2018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7596" calcext:value-type="float">
            <text:p>-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2018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97168" calcext:value-type="float">
            <text:p>-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2018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56832" calcext:value-type="float">
            <text:p>-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2018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35752" calcext:value-type="float">
            <text:p>-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2017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674" calcext:value-type="float">
            <text:p>-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2017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3616" calcext:value-type="float">
            <text:p>-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2017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62672" calcext:value-type="float">
            <text:p>-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2016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8944" calcext:value-type="float">
            <text:p>-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2016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46064" calcext:value-type="float">
            <text:p>-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2016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95288" calcext:value-type="float">
            <text:p>-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2016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67984" calcext:value-type="float">
            <text:p>-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2015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12536" calcext:value-type="float">
            <text:p>-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2015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63056" calcext:value-type="float">
            <text:p>-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2015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14744" calcext:value-type="float">
            <text:p>-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2015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8088" calcext:value-type="float">
            <text:p>-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2014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20384" calcext:value-type="float">
            <text:p>-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2014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46264" calcext:value-type="float">
            <text:p>-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2014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61304" calcext:value-type="float">
            <text:p>-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2013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52744" calcext:value-type="float">
            <text:p>-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2013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71488" calcext:value-type="float">
            <text:p>-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2013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38544" calcext:value-type="float">
            <text:p>-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201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20968" calcext:value-type="float">
            <text:p>-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2012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97168" calcext:value-type="float">
            <text:p>-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2012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92696" calcext:value-type="float">
            <text:p>-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2012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3984" calcext:value-type="float">
            <text:p>-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2011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932" calcext:value-type="float">
            <text:p>-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2011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14032" calcext:value-type="float">
            <text:p>-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2011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42304" calcext:value-type="float">
            <text:p>-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2010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29072" calcext:value-type="float">
            <text:p>-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2010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48016" calcext:value-type="float">
            <text:p>-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2010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30824" calcext:value-type="float">
            <text:p>-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2010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8264" calcext:value-type="float">
            <text:p>-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2009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8264" calcext:value-type="float">
            <text:p>-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2009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86728" calcext:value-type="float">
            <text:p>-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2009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70448" calcext:value-type="float">
            <text:p>-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2008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3316" calcext:value-type="float">
            <text:p>-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2008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8264" calcext:value-type="float">
            <text:p>-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2008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86728" calcext:value-type="float">
            <text:p>-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2008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8264" calcext:value-type="float">
            <text:p>-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2007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91784" calcext:value-type="float">
            <text:p>-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2007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86728" calcext:value-type="float">
            <text:p>-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2007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86728" calcext:value-type="float">
            <text:p>-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2007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3316" calcext:value-type="float">
            <text:p>-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200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3212" calcext:value-type="float">
            <text:p>-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2006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8264" calcext:value-type="float">
            <text:p>-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2006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8264" calcext:value-type="float">
            <text:p>-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2005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86728" calcext:value-type="float">
            <text:p>-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2005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86728" calcext:value-type="float">
            <text:p>-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200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86728" calcext:value-type="float">
            <text:p>-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2004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8264" calcext:value-type="float">
            <text:p>-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2004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8264" calcext:value-type="float">
            <text:p>-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2004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3316" calcext:value-type="float">
            <text:p>-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2004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8264" calcext:value-type="float">
            <text:p>-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2003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8264" calcext:value-type="float">
            <text:p>-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2003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3316" calcext:value-type="float">
            <text:p>-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2003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40296" calcext:value-type="float">
            <text:p>-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2003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8264" calcext:value-type="float">
            <text:p>-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2002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8264" calcext:value-type="float">
            <text:p>-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2002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3316" calcext:value-type="float">
            <text:p>-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2002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40296" calcext:value-type="float">
            <text:p>-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2002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3316" calcext:value-type="float">
            <text:p>-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2001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3212" calcext:value-type="float">
            <text:p>-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2001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8264" calcext:value-type="float">
            <text:p>-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2001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8264" calcext:value-type="float">
            <text:p>-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2000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8264" calcext:value-type="float">
            <text:p>-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2000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27064" calcext:value-type="float">
            <text:p>-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2000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8264" calcext:value-type="float">
            <text:p>-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1999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8264" calcext:value-type="float">
            <text:p>-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1999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3316" calcext:value-type="float">
            <text:p>-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1999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32648" calcext:value-type="float">
            <text:p>-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1999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36208" calcext:value-type="float">
            <text:p>-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1998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3316" calcext:value-type="float">
            <text:p>-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1998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3316" calcext:value-type="float">
            <text:p>-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1998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86728" calcext:value-type="float">
            <text:p>-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1997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74464" calcext:value-type="float">
            <text:p>-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1997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41336" calcext:value-type="float">
            <text:p>-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1996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50608" calcext:value-type="float">
            <text:p>-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1996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01128" calcext:value-type="float">
            <text:p>-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1995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4652" calcext:value-type="float">
            <text:p>-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1995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14744" calcext:value-type="float">
            <text:p>-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1995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22264" calcext:value-type="float">
            <text:p>-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1994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58968" calcext:value-type="float">
            <text:p>-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1994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78552" calcext:value-type="float">
            <text:p>-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1994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98992" calcext:value-type="float">
            <text:p>-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1993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8264" calcext:value-type="float">
            <text:p>-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1993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8264" calcext:value-type="float">
            <text:p>-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1993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59424" calcext:value-type="float">
            <text:p>-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1981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7232" calcext:value-type="float">
            <text:p>-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1981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10528" calcext:value-type="float">
            <text:p>-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1981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26936" calcext:value-type="float">
            <text:p>-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1981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80632" calcext:value-type="float">
            <text:p>-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1981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87312" calcext:value-type="float">
            <text:p>-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1981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39128" calcext:value-type="float">
            <text:p>-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1980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5696" calcext:value-type="float">
            <text:p>-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1980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7032" calcext:value-type="float">
            <text:p>-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577</text:p>
          </table:table-cell>
          <table:table-cell office:value-type="string" calcext:value-type="string">
            <text:p>MBMG-132577</text:p>
          </table:table-cell>
          <table:table-cell office:value-type="string" calcext:value-type="string">
            <text:p>1980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5696" calcext:value-type="float">
            <text:p>-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38" meta:object-count="0"/>
    <meta:user-defined meta:name="AppVersion">3.0</meta:user-defined>
  </office:meta>
</office:document-meta>
</file>